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section">
      <style:paragraph-properties fo:break-before="page"/>
    </style:style>
    <style:style style:name="P13" style:family="paragraph" style:parent-style-name="arrangementofsections">
      <style:paragraph-properties fo:text-align="start" style:justify-single-word="false"/>
    </style:style>
    <style:style style:name="P14" style:family="paragraph" style:parent-style-name="actreferredto">
      <style:paragraph-properties>
        <style:tab-stops/>
      </style:paragraph-properties>
    </style:style>
    <style:style style:name="P15" style:family="paragraph" style:parent-style-name="longtitle">
      <style:paragraph-properties text:number-lines="true" text:line-number="5"/>
    </style:style>
    <style:style style:name="P16" style:family="paragraph" style:parent-style-name="shorttitleenglish">
      <style:paragraph-properties text:number-lines="true" text:line-number="0"/>
    </style:style>
    <style:style style:name="P1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9" style:family="paragraph" style:parent-style-name="Standard">
      <style:paragraph-properties text:number-lines="false" text:line-number="0"/>
    </style:style>
    <style:style style:name="P20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1" style:family="paragraph" style:parent-style-name="bill">
      <style:paragraph-properties text:number-lines="false" text:line-number="0"/>
    </style:style>
    <style:style style:name="P22" style:family="paragraph" style:parent-style-name="shorttitlebackpage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</style:style>
    <style:style style:name="P24" style:family="paragraph" style:parent-style-name="hr2">
      <style:paragraph-properties text:number-lines="false" text:line-number="0"/>
      <style:text-properties style:font-name="Times New Roman"/>
    </style:style>
    <style:style style:name="P2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6" style:family="paragraph" style:parent-style-name="asinitiated">
      <style:paragraph-properties text:number-lines="false" text:line-number="0"/>
    </style:style>
    <style:style style:name="P27" style:family="paragraph" style:parent-style-name="Standard" style:master-page-name="frontcover">
      <style:paragraph-properties style:page-number="1"/>
    </style:style>
    <style:style style:name="P28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1pt" style:font-size-asian="11pt" style:font-size-complex="11pt"/>
    </style:style>
    <style:style style:name="T1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70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RANNPHÁIRTÍOCHT CHOMHIONANN I SCOILEANNA, 2016" text:name="GA_shorttitle"/>
        <text:user-field-decl office:value-type="string" office:string-value="Equal Participation in Schools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end religious discrimination in admission to primary and post-primary educational establishments and to provide for full participation of pupils of all faiths and none in primary and post-primary educational establishments ." text:name="EN_longtitle"/>
        <text:user-field-decl office:value-type="string" office:string-value="GA_shorttitle_caps" text:name="GA_shorttitle_caps"/>
      </text:user-field-decls>
      <text:p text:style-name="P27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um Rannpháirtíocht Chomhionann i Scoileanna, 2016</text:span></text:span></text:p>
      <text:p text:style-name="shorttitleenglish_5f_frontpage"><text:span text:style-name="bold_5f_noitalic_5f_nounderline"><text:span text:style-name="T4">Equal Participation in Schools Bill 2016</text:span></text:span></text:p>
      <text:p text:style-name="P8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8"/>
      <text:p text:style-name="hr"/>
      <text:p text:style-name="shorttitleirish"><text:user-field-get text:name="GA_shorttitle">AN BILLE UM RANNPHÁIRTÍOCHT CHOMHIONANN I SCOILEANNA, 2016</text:user-field-get></text:p>
      <text:p text:style-name="shorttitleenglish"><text:span text:style-name="bold_5f_noitalic_5f_nounderline"><text:span text:style-name="T3"><text:user-field-get text:name="EN_shorttitle">Equal Participation in Schools Bill 2016</text:user-field-get></text:span></text:span><text:span text:style-name="bold_5f_noitalic_5f_nounderline"><text:span text:style-name="T3"> 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P13">Section</text:p>
      <text:p text:style-name="tocsectionnumber">1. <text:s/><text:bookmark-ref text:reference-format="text" text:ref-name="toc_book_1">Exclusion of discrimination on religious grounds for admission to educational establishments</text:bookmark-ref></text:p>
      <text:p text:style-name="tocsectionnumber">2. <text:s/><text:bookmark-ref text:reference-format="text" text:ref-name="toc_book_2">Amendment of Education Act 1998</text:bookmark-ref></text:p>
      <text:p text:style-name="tocsectionnumber">3. <text:s/><text:bookmark-ref text:reference-format="text" text:ref-name="toc_book_3">Short title</text:bookmark-ref></text:p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s Referred to</text:p>
          </text:index-title>
          <text:p text:style-name="P14">Education Act 1998 (No. 51)</text:p>
          <text:p text:style-name="P14">Equal Status Act 2000 (No. 8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5:L1" text:is-hidden="true"/><text:user-field-get text:name="GA_shorttitle">AN BILLE UM RANNPHÁIRTÍOCHT CHOMHIONANN I SCOILEANNA, 2016</text:user-field-get></text:p>
      <text:p text:style-name="P16"><text:hidden-text text:condition="ooow:" text:string-value="P5:L2" text:is-hidden="true"/><text:span text:style-name="bold_5f_noitalic_5f_nounderline"><text:span text:style-name="T3"><text:user-field-get text:name="EN_shorttitle">Equal Participation in Schools Bill 2016</text:user-field-get></text:span></text:span><text:span text:style-name="bold_5f_noitalic_5f_nounderline"><text:span text:style-name="T3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5"><text:hidden-text text:condition="ooow:" text:string-value="P5:L5" text:is-hidden="true"/>An Act to end religious discrimination in admission to primary and post-primary <text:hidden-text text:condition="ooow:" text:string-value="P5:L6" text:is-hidden="true"/>educational establishments and to provide for full participation of pupils of all faiths and <text:hidden-text text:condition="ooow:" text:string-value="P5:L7" text:is-hidden="true"/>none in primary and post-primary educational establishments.</text:p>
      <text:p text:style-name="enacted"><text:hidden-text text:condition="ooow:" text:string-value="P5:L8" text:is-hidden="true"/>Be it enacted by the Oireachtas as follows:</text:p>
      <text:p text:style-name="shouldernote"><text:hidden-text text:condition="ooow:" text:string-value="P5:L9" text:is-hidden="true"/><text:bookmark-start text:name="toc_book_1"/>Exclusion of discrimination on religious grounds for admission to educational <text:hidden-text text:condition="ooow:" text:string-value="P5:L10" text:is-hidden="true"/>establishments<text:bookmark-end text:name="toc_book_1"/></text:p>
      <text:p text:style-name="section"><text:hidden-text text:condition="ooow:" text:string-value="P5:L11" text:is-hidden="true"/><text:reference-mark-start text:name="sectionnumber_1"/><text:span text:style-name="T3"><text:sequence text:ref-name="refsectionnumber0" text:name="sectionnumber" style:num-format="1">1</text:sequence></text:span><text:reference-mark-end text:name="sectionnumber_1"/><text:span text:style-name="T3">.</text:span><text:tab/>The <text:alphabetical-index-mark text:string-value="Equal Status Act 2000 (No. 8)"/><text:a xlink:type="simple" xlink:href="http://www.irishstatutebook.ie/2000/en/act/pub/0008/index.html">Equal Status Act 2000</text:a> is amended by deleting subsection (3)(c) of section 7.</text:p>
      <text:p text:style-name="shouldernote"><text:hidden-text text:condition="ooow:" text:string-value="P5:L12" text:is-hidden="true"/><text:bookmark-start text:name="toc_book_2"/>Amendment of <text:alphabetical-index-mark text:string-value="Education Act 1998 (No. 51)"/><text:a xlink:type="simple" xlink:href="http://www.irishstatutebook.ie/1998/en/act/pub/0051/index.html">Education Act 1998</text:a><text:bookmark-end text:name="toc_book_2"/></text:p>
      <text:p text:style-name="subsection"><text:hidden-text text:condition="ooow:" text:string-value="P5:L13" text:is-hidden="true"/><text:reference-mark-start text:name="sectionnumber_2"/><text:span text:style-name="T3"><text:sequence text:ref-name="refsectionnumber1" text:name="sectionnumber" text:formula="ooow:sectionnumber+1" style:num-format="1">2</text:sequence></text:span><text:reference-mark-end text:name="sectionnumber_2"/><text:span text:style-name="T3">.<text:tab/></text:span><text:reference-mark-start text:name="subsectionnumber_1"/><text:span text:style-name="T2">(</text:span><text:span text:style-name="T2"><text:sequence text:ref-name="refsubsectionnumber0" text:name="subsectionnumber" style:num-format="1">1</text:sequence></text:span><text:span text:style-name="T2">)</text:span><text:reference-mark-end text:name="subsectionnumber_1"/><text:span text:style-name="T2"><text:tab/>The</text:span><text:span text:style-name="T3"> </text:span><text:alphabetical-index-mark text:string-value="Education Act 1998 (No. 51)"/><text:a xlink:type="simple" xlink:href="http://www.irishstatutebook.ie/1998/en/act/pub/0051/index.html"><text:span text:style-name="T3"/></text:a><text:a xlink:type="simple" xlink:href="http://www.irishstatutebook.ie/1998/en/act/pub/0051/index.html">Education Act 1998</text:a> shall be amended⁠—</text:p>
      <text:p text:style-name="subparagraph"><text:hidden-text text:condition="ooow:" text:string-value="P5:L14" text:is-hidden="true"/><text:tab/><text:reference-mark-start text:name="subparagraphnumber_9"/>(<text:sequence text:ref-name="refsubparagraphnumber0" text:name="subparagraphnumber" text:formula="ooow:1" style:num-format="i">i</text:sequence>)<text:reference-mark-end text:name="subparagraphnumber_9"/><text:tab/> in section 2 by the deletion of the definition of “characteristic spirit” in <text:hidden-text text:condition="ooow:" text:string-value="P5:L15" text:is-hidden="true"/>section 2,</text:p>
      <text:p text:style-name="subparagraph"><text:hidden-text text:condition="ooow:" text:string-value="P5:L16" text:is-hidden="true"/><text:tab/><text:reference-mark-start text:name="subparagraphnumber_10"/>(<text:sequence text:ref-name="refsubparagraphnumber1" text:name="subparagraphnumber" text:formula="ooow:subparagraphnumber+1" style:num-format="i">ii</text:sequence>)<text:reference-mark-end text:name="subparagraphnumber_10"/><text:tab/>in section 9(d) by the deletion of “spiritual,” and</text:p>
      <text:p text:style-name="subparagraph"><text:hidden-text text:condition="ooow:" text:string-value="P5:L17" text:is-hidden="true"/><text:tab/><text:reference-mark-start text:name="subparagraphnumber_2"/>(<text:sequence text:ref-name="refsubparagraphnumber2" text:name="subparagraphnumber" text:formula="ooow:subparagraphnumber+1" style:num-format="i">iii</text:sequence>)<text:reference-mark-end text:name="subparagraphnumber_2"/><text:tab/>in section 9(d) by the substitution of “characteristic spirit of the school” with <text:hidden-text text:condition="ooow:" text:string-value="P5:L18" text:is-hidden="true"/>“constitutional and human rights of all persons concerned.”.</text:p>
      <text:p text:style-name="subsection"><text:hidden-text text:condition="ooow:" text:string-value="P5:L19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<text:span text:style-name="T2">The</text:span><text:span text:style-name="T3"> </text:span><text:alphabetical-index-mark text:string-value="Education Act 1998 (No. 51)"/><text:a xlink:type="simple" xlink:href="http://www.irishstatutebook.ie/1998/en/act/pub/0051/index.html"><text:span text:style-name="T3"/></text:a><text:a xlink:type="simple" xlink:href="http://www.irishstatutebook.ie/1998/en/act/pub/0051/index.html">Education Act 1998</text:a> shall be amended in section 15⁠—</text:p>
      <text:p text:style-name="paragraph"><text:hidden-text text:condition="ooow:" text:string-value="P5:L20" text:is-hidden="true"/><text:tab/><text:reference-mark-start text:name="paragraphnumber_1"/>(<text:sequence text:ref-name="refparagraphnumber0" text:name="paragraphnumber" text:formula="ooow:paragraphnumber+1" style:num-format="a">a</text:sequence>)<text:tab/><text:reference-mark-end text:name="paragraphnumber_1"/>in subsection (2)(b) by the deletion of “uphold, and be accountable to the patron <text:hidden-text text:condition="ooow:" text:string-value="P5:L21" text:is-hidden="true"/>for so upholding, the characteristic spirit of the school as determined by the <text:hidden-text text:condition="ooow:" text:string-value="P5:L22" text:is-hidden="true"/>cultural, educational, moral, religious, social, linguistic and spiritual values and <text:hidden-text text:condition="ooow:" text:string-value="P5:L23" text:is-hidden="true"/>traditions which inform and are characteristic of the objectives and conduct of the <text:hidden-text text:condition="ooow:" text:string-value="P5:L24" text:is-hidden="true"/>school, and”, and</text:p>
      <text:p text:style-name="paragraph"><text:hidden-text text:condition="ooow:" text:string-value="P5:L25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in subsection (2)(d) by the deletion of “the characteristic spirit of the school and”.</text:p>
      <text:p text:style-name="paragraph"><text:hidden-text text:condition="ooow:" text:string-value="P5:L26" text:is-hidden="true"/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in section 30 by⁠—</text:p>
      <text:p text:style-name="subparagraph"><text:hidden-text text:condition="ooow:" text:string-value="P5:L27" text:is-hidden="true"/><text:tab/><text:reference-mark-start text:name="subparagraphnumber_5"/>(<text:sequence text:ref-name="refsubparagraphnumber3" text:name="subparagraphnumber" text:formula="ooow:1" style:num-format="i">i</text:sequence>)<text:reference-mark-end text:name="subparagraphnumber_5"/><text:tab/>deletion of subsection (2)(b),</text:p>
      <text:p text:style-name="subparagraph"><text:hidden-text text:condition="ooow:" text:string-value="P5:L28" text:is-hidden="true"/><text:tab/><text:reference-mark-start text:name="subparagraphnumber_6"/>(<text:sequence text:ref-name="refsubparagraphnumber4" text:name="subparagraphnumber" text:formula="ooow:subparagraphnumber+1" style:num-format="i">ii</text:sequence>)<text:reference-mark-end text:name="subparagraphnumber_6"/><text:tab/>the substitution of the following for subsection (2)(d):</text:p>
      <text:p text:style-name="paragraph_5f_insert"><text:hidden-text text:condition="ooow:" text:string-value="P5:L29" text:is-hidden="true"/><text:tab/>“(d)<text:tab/>shall ensure that religious instruction and faith formation classes <text:hidden-text text:condition="ooow:" text:string-value="P5:L30" text:is-hidden="true"/>shall take place after core school hours.”,</text:p>
      <text:p text:style-name="subparagraph"><text:soft-page-break/><text:hidden-text text:condition="ooow:" text:string-value="P6:L1" text:is-hidden="true"/><text:tab/><text:reference-mark-start text:name="subparagraphnumber_7"/>(<text:sequence text:ref-name="refsubparagraphnumber5" text:name="subparagraphnumber" text:formula="ooow:subparagraphnumber+1" style:num-format="i">iii</text:sequence>)<text:reference-mark-end text:name="subparagraphnumber_7"/><text:tab/>in subsection (2)(e) by the insertion of “and shall establish minimum <text:hidden-text text:condition="ooow:" text:string-value="P6:L2" text:is-hidden="true"/>standards in relation to the nature of exemptions for students who do not <text:hidden-text text:condition="ooow:" text:string-value="P6:L3" text:is-hidden="true"/>want to attend such classes in accordance with parental choice, or their own <text:hidden-text text:condition="ooow:" text:string-value="P6:L4" text:is-hidden="true"/>choice in cases of students aged 18 years of age or over, having regard to the <text:hidden-text text:condition="ooow:" text:string-value="P6:L5" text:is-hidden="true"/>constitutional and human rights of all persons concerned.”, and</text:p>
      <text:p text:style-name="subparagraph"><text:hidden-text text:condition="ooow:" text:string-value="P6:L6" text:is-hidden="true"/><text:tab/><text:reference-mark-start text:name="subparagraphnumber_8"/>(<text:sequence text:ref-name="refsubparagraphnumber6" text:name="subparagraphnumber" text:formula="ooow:subparagraphnumber+1" style:num-format="i">iv</text:sequence>)<text:reference-mark-end text:name="subparagraphnumber_8"/><text:tab/>by the insertion of subsection (2)(f):</text:p>
      <text:p text:style-name="paragraph_5f_insert"><text:hidden-text text:condition="ooow:" text:string-value="P6:L7" text:is-hidden="true"/><text:tab/>“(f)<text:tab/>shall require all schools to provide knowledge and information in <text:hidden-text text:condition="ooow:" text:string-value="P6:L8" text:is-hidden="true"/>the State-prescribed curriculum in an objective, critical and <text:hidden-text text:condition="ooow:" text:string-value="P6:L9" text:is-hidden="true"/>pluralistic manner that avoids indoctrination, outside of the specific <text:hidden-text text:condition="ooow:" text:string-value="P6:L10" text:is-hidden="true"/>context of religious instruction and faith formation classes where <text:hidden-text text:condition="ooow:" text:string-value="P6:L11" text:is-hidden="true"/>exemptions apply.”.</text:p>
      <text:p text:style-name="shouldernote"><text:hidden-text text:condition="ooow:" text:string-value="P6:L12" text:is-hidden="true"/><text:bookmark-start text:name="toc_book_3"/>Short title<text:bookmark-end text:name="toc_book_3"/></text:p>
      <text:p text:style-name="section"><text:hidden-text text:condition="ooow:" text:string-value="P6:L13" text:is-hidden="true"/><text:reference-mark-start text:name="sectionnumber_3"/><text:span text:style-name="T3"><text:sequence text:ref-name="refsectionnumber2" text:name="sectionnumber" text:formula="ooow:sectionnumber+1" style:num-format="1">3</text:sequence></text:span><text:reference-mark-end text:name="sectionnumber_3"/><text:span text:style-name="T3">.</text:span><text:tab/>This Act may be cited as the Equal Participation in Schools Act 2016.</text:p>
      <text:p text:style-name="P12"><text:hidden-text text:condition="ooow:" text:string-value="P7:L1" text:is-hidden="true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hidden-text text:condition="ooow:" text:string-value="P8:L1" text:is-hidden="true"/>An Bille um Rannpháirtíocht Chomhionann i <text:hidden-text text:condition="ooow:" text:string-value="P8:L2" text:is-hidden="true"/>Scoileanna, <text:s/>2016</text:p>
            <text:p text:style-name="P19"><text:hidden-text text:condition="ooow:" text:string-value="P8:L3" text:is-hidden="true"/><text:span text:style-name="bold_5f_noitalic_5f_nounderline"><text:span text:style-name="T4"> </text:span></text:span></text:p>
            <text:p text:style-name="P24"><text:hidden-text text:condition="ooow:" text:string-value="P8:L4" text:is-hidden="true"/> <text:s text:c="22"/></text:p>
            <text:p text:style-name="P21"><text:hidden-text text:condition="ooow:" text:string-value="P8:L5" text:is-hidden="true"/>BILLE</text:p>
            <text:p text:style-name="P26"><text:hidden-text text:condition="ooow:" text:string-value="P8:L6" text:is-hidden="true"/>(mar a tionscnaíodh)</text:p>
            <text:p text:style-name="P26"><text:hidden-text text:condition="ooow:" text:string-value="P8:L7" text:is-hidden="true"/>d<text:span text:style-name="T7">á ngairtear</text:span></text:p>
            <text:p text:style-name="P19"><text:hidden-text text:condition="ooow:" text:string-value="P8:L8" text:is-hidden="true"/> </text:p>
            <text:p text:style-name="backpageprovision_5f_no_5f_line_5f_numbering"><text:hidden-text text:condition="ooow:" text:string-value="P8:L9" text:is-hidden="true"/><text:span text:style-name="T8">Acht do chur deireadh le hidirdhealú ar bhonn </text:span><text:span text:style-name="T8"><text:hidden-text text:condition="ooow:" text:string-value="P8:L10" text:is-hidden="true"/></text:span><text:span text:style-name="T8">creidimh i dtaca le daltaí a ligean isteach i </text:span><text:span text:style-name="T8"><text:hidden-text text:condition="ooow:" text:string-value="P8:L11" text:is-hidden="true"/></text:span><text:span text:style-name="T8">mbunachais bhunoideachais agus </text:span><text:span text:style-name="T8"><text:hidden-text text:condition="ooow:" text:string-value="P8:L12" text:is-hidden="true"/></text:span><text:span text:style-name="T8">iarbhunoideachais agus do dhéanamh socrú </text:span><text:span text:style-name="T8"><text:hidden-text text:condition="ooow:" text:string-value="P8:L13" text:is-hidden="true"/></text:span><text:span text:style-name="T8">maidir le rannpháirtíocht iomlán daltaí de gach </text:span><text:span text:style-name="T8"><text:hidden-text text:condition="ooow:" text:string-value="P8:L14" text:is-hidden="true"/></text:span><text:span text:style-name="T8">creideamh agus daltaí gan aon chreideamh i </text:span><text:span text:style-name="T8"><text:hidden-text text:condition="ooow:" text:string-value="P8:L15" text:is-hidden="true"/></text:span><text:span text:style-name="T8">mbunachais bhunoideachais agus </text:span><text:span text:style-name="T8"><text:hidden-text text:condition="ooow:" text:string-value="P8:L16" text:is-hidden="true"/></text:span><text:span text:style-name="T8">iarbhunoideachais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8:L17" text:is-hidden="true"/></text:span></text:span></text:p>
            <text:p text:style-name="P24"><text:hidden-text text:condition="ooow:" text:string-value="P8:L18" text:is-hidden="true"/> </text:p>
            <text:p text:style-name="P18"><text:hidden-text text:condition="ooow:" text:string-value="P8:L19" text:is-hidden="true"/>Na Teachtaí Ruth Coppinger, Pól Ó Murchú, Mick <text:hidden-text text:condition="ooow:" text:string-value="P8:L20" text:is-hidden="true"/>Barry a thug isteach,</text:p>
            <text:p text:style-name="P17"><text:hidden-text text:condition="ooow:" text:string-value="P8:L21" text:is-hidden="true"/>20 <text:span text:style-name="T9">Iúil,</text:span> 2016</text:p>
            <text:p text:style-name="P25"><text:hidden-text text:condition="ooow:" text:string-value="P8:L22" text:is-hidden="true"/> </text:p>
            <text:p text:style-name="P20"><text:hidden-text text:condition="ooow:" text:string-value="P8:L23" text:is-hidden="true"/> </text:p>
          </table:table-cell>
          <table:table-cell table:style-name="Table1.B1" office:value-type="string">
            <text:p text:style-name="P22">Equal Participation in Schools Bill 2016</text:p>
            <text:p text:style-name="P19"><text:span text:style-name="bold_5f_noitalic_5f_nounderline"><text:span text:style-name="T4"><text:line-break/></text:span></text:span></text:p>
            <text:p text:style-name="P23"><text:s/></text:p>
            <text:p text:style-name="P21">BILL</text:p>
            <text:p text:style-name="P26">(as initiated)</text:p>
            <text:p text:style-name="P26">entitled</text:p>
            <text:p text:style-name="P19"/>
            <text:p text:style-name="backpageprovision_5f_no_5f_line_5f_numbering">An Act to end religious discrimination in admission to primary and post-primary educational establishments and to provide for full participation of pupils of all faiths and none in primary and post-primary educational establishments.<text:span text:style-name="T10"><text:line-break/><text:line-break/></text:span><text:span text:style-name="bold_5f_noitalic_5f_nounderline"><text:span text:style-name="T4"><text:line-break/></text:span></text:span></text:p>
            <text:p text:style-name="P23"/>
            <text:p text:style-name="P18">Introduced by Deputies Ruth Coppinger, Paul Murphy, Mick Barry</text:p>
            <text:p text:style-name="P17">20<text:span text:style-name="T9">th July,</text:span> 2016</text:p>
            <text:p text:style-name="P23"/>
            <text:p text:style-name="P19"/>
          </table:table-cell>
        </table:table-row>
      </table:table>
      <text:p text:style-name="Standard"><text:hidden-text text:condition="ooow:" text:string-value="P8:L24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 Unicode MS" style:font-size-asian="24pt" style:font-weight-asian="bold" style:font-name-complex="Tahoma1" style:font-size-complex="24pt" style:font-weight-complex="bold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70 of 2016" text:name="Footer"/>
        </text:user-field-decls>
        <text:p text:style-name="P2"><text:span text:style-name="T1"><text:tab/>[</text:span><text:span text:style-name="T1"><text:user-field-get text:name="Footer">No. 70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70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1:00</dc:date>
    <meta:printed-by>Nici Higgins</meta:printed-by>
    <meta:print-date>2009-05-27T14:24:24</meta:print-date>
    <meta:editing-cycles>632</meta:editing-cycles>
    <meta:editing-duration>P2DT6H2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76" meta:word-count="565" meta:character-count="3737"/>
  </office:meta>
</office:document-meta>
</file>